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officeooo:rsid="00156836" officeooo:paragraph-rsid="001b30e5"/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156836" officeooo:paragraph-rsid="0013f52f"/>
    </style:style>
    <style:style style:name="P3" style:family="paragraph" style:parent-style-name="Standard">
      <style:paragraph-properties fo:text-align="justify" style:justify-single-word="false"/>
      <style:text-properties style:font-name="Calibri" fo:font-style="italic" fo:font-weight="bold" officeooo:rsid="00156836" officeooo:paragraph-rsid="001b30e5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4pt" fo:font-weight="normal" officeooo:rsid="00126a1a" officeooo:paragraph-rsid="00126a1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fo:font-weight="normal" officeooo:rsid="00156836" officeooo:paragraph-rsid="0019c976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fo:font-weight="normal" officeooo:rsid="00156836" officeooo:paragraph-rsid="001b30e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3pt" fo:font-weight="normal" officeooo:rsid="00167286" officeooo:paragraph-rsid="0019c976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3pt" fo:font-weight="normal" officeooo:rsid="00126a1a" officeooo:paragraph-rsid="00126a1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officeooo:paragraph-rsid="00126a1a"/>
    </style:style>
    <style:style style:name="P10" style:family="paragraph" style:parent-style-name="Standard">
      <style:paragraph-properties fo:text-align="justify" style:justify-single-word="false"/>
      <style:text-properties style:font-name="Calibri" officeooo:paragraph-rsid="001b30e5"/>
    </style:style>
    <style:style style:name="P11" style:family="paragraph" style:parent-style-name="Standard">
      <style:paragraph-properties fo:text-align="justify" style:justify-single-word="false"/>
      <style:text-properties style:font-name="Calibri" officeooo:paragraph-rsid="00156836"/>
    </style:style>
    <style:style style:name="P12" style:family="paragraph" style:parent-style-name="Standard">
      <style:paragraph-properties fo:text-align="justify" style:justify-single-word="false"/>
      <style:text-properties style:font-name="Calibri" officeooo:rsid="00126a1a" officeooo:paragraph-rsid="0019c976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alibri" officeooo:rsid="00156836" officeooo:paragraph-rsid="0019c976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alibri" officeooo:paragraph-rsid="0019c976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alibri" officeooo:paragraph-rsid="00126a1a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167286" officeooo:paragraph-rsid="0019c976"/>
    </style:style>
    <style:style style:name="P17" style:family="paragraph" style:parent-style-name="Standard">
      <style:paragraph-properties fo:text-align="justify" style:justify-single-word="false"/>
      <style:text-properties style:font-name="Calibri" fo:font-style="italic" fo:font-weight="bold" officeooo:rsid="00167286" officeooo:paragraph-rsid="0019c976" style:font-style-asian="italic" style:font-weight-asian="bold" style:font-style-complex="italic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Calibri" officeooo:rsid="00126a1a" officeooo:paragraph-rsid="00126a1a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Calibri" officeooo:rsid="0013f52f" officeooo:paragraph-rsid="0013f52f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Calibri" officeooo:rsid="0019c976" officeooo:paragraph-rsid="0019c976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fe377"/>
    </style:style>
    <style:style style:name="T1" style:family="text">
      <style:text-properties style:font-name="Calibri" officeooo:rsid="00167286"/>
    </style:style>
    <style:style style:name="T2" style:family="text">
      <style:text-properties style:font-name="Calibri" officeooo:rsid="001fe377"/>
    </style:style>
    <style:style style:name="T3" style:family="text">
      <style:text-properties officeooo:rsid="00179c23"/>
    </style:style>
    <style:style style:name="T4" style:family="text">
      <style:text-properties officeooo:rsid="00167286"/>
    </style:style>
    <style:style style:name="T5" style:family="text">
      <style:text-properties fo:font-weight="bold" officeooo:rsid="00167286" style:font-weight-asian="bold" style:font-weight-complex="bold"/>
    </style:style>
    <style:style style:name="T6" style:family="text">
      <style:text-properties officeooo:rsid="0018af14"/>
    </style:style>
    <style:style style:name="T7" style:family="text">
      <style:text-properties officeooo:rsid="0019c976"/>
    </style:style>
    <style:style style:name="T8" style:family="text">
      <style:text-properties officeooo:rsid="00156836"/>
    </style:style>
    <style:style style:name="T9" style:family="text">
      <style:text-properties officeooo:rsid="00126a1a"/>
    </style:style>
    <style:style style:name="T10" style:family="text">
      <style:text-properties officeooo:rsid="0012ea77"/>
    </style:style>
    <style:style style:name="T11" style:family="text">
      <style:text-properties officeooo:rsid="001fe3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leitung für die Installation und Integration von Heroku und MongoDB</text:p>
      <text:p text:style-name="P4"/>
      <text:p text:style-name="P5">MongoDB </text:p>
      <text:list xml:id="list3720376478" text:style-name="L1">
        <text:list-item>
          <text:p text:style-name="P13">Ein neues Nutzerkonto erstellen oder ein bestehendes verwenden. <text:s/></text:p>
        </text:list-item>
        <text:list-item>
          <text:p text:style-name="P14"><text:span text:style-name="T3">Mit Klick auf „Connect“ e</text:span><text:span text:style-name="T8">inen User erstellen. Diesem einen Namen und ein Passwort zuteilen und ihm Zugriff von überall aus erlauben.</text:span></text:p>
        </text:list-item>
        <text:list-item>
          <text:p text:style-name="P13">Eine Datenbank mit dem Namen „Pictures“ erstellen </text:p>
        </text:list-item>
        <text:list-item>
          <text:p text:style-name="P21"><text:span text:style-name="T1">In dieser Datenbank </text:span><text:span text:style-name="T2">eine neue</text:span><text:span text:style-name="T1"> Collections </text:span><text:span text:style-name="T2">mit dem Namen „</text:span><text:span text:style-name="T1">Overview</text:span><text:span text:style-name="T2">“ </text:span><text:span text:style-name="T1">erstellen. </text:span></text:p>
          <text:p text:style-name="P21"><text:span text:style-name="T1"/></text:p>
        </text:list-item>
      </text:list>
      <text:p text:style-name="P7">Den Code anpassen </text:p>
      <text:p text:style-name="P16">In der </text:p>
      <text:p text:style-name="P17">Zeile 16 des Skripts „Server.ts“ </text:p>
      <text:p text:style-name="P12"><text:span text:style-name="T4">den Wert der Variablen </text:span><text:span text:style-name="T5">databaseUrl</text:span><text:span text:style-name="T4"> mit </text:span><text:span text:style-name="T3">der</text:span><text:span text:style-name="T4"> </text:span><text:span text:style-name="T3">Url</text:span><text:span text:style-name="T4"> für den gerade erstellten Nutzer ersetzen. </text:span><text:span text:style-name="T3">Die Url wird angezeigt, wenn man den Nutzer erstellt oder wenn man noch einmal auf „Connect“ und dann auf „Connect your application“ klickt.</text:span><text:span text:style-name="T4"> In dem Link muss dann noch &lt;password&gt; mit dem tatsächlichen Passwort des Users ersetzt werden. </text:span><text:span text:style-name="T6">Danach muss das Skript gespeichert, kompiliert </text:span><text:span text:style-name="T7">und</text:span><text:span text:style-name="T6"> auf GitHub gepusht werden. </text:span></text:p>
      <text:p text:style-name="P12"/>
      <text:p text:style-name="P8">Heroku</text:p>
      <text:list xml:id="list1388425697" text:style-name="L2">
        <text:list-item>
          <text:p text:style-name="P18">1. Bestehendes Nutzerkonto verwenden oder neues erstellen. Wichtig: die primary Language muss Node.js sein!</text:p>
        </text:list-item>
        <text:list-item>
          <text:p text:style-name="P18">Neue App erstellen </text:p>
        </text:list-item>
        <text:list-item>
          <text:p text:style-name="P15"><text:span text:style-name="T9">Eine Package.json Datei erstellen und in dieser den Pfad unter „start“ ändern. Der relative Pfad muss von der obersten Ebene des </text:span><text:span text:style-name="T10">Github-</text:span><text:span text:style-name="T9">Repositorys </text:span><text:span text:style-name="T10">aus auf die Datei Server.ts verweisen. </text:span></text:p>
        </text:list-item>
      </text:list>
      <text:p text:style-name="P9"/>
      <text:p text:style-name="P6">Den Code anpassen </text:p>
      <text:p text:style-name="P1">Damit die Daten auch an den richtigen Server gesendet werden, muss in der </text:p>
      <text:p text:style-name="P3">zweiten Zeile des Skripts „connectServer.ts“ </text:p>
      <text:p text:style-name="P10"><text:span text:style-name="T8">der Link ausgetauscht werden. Hier wird der Link aus der gerade erstellten Heroku-App benötigt. Den Link findet man, wenn man auf Heroku auf „View“ → „Open App“ klickt. Es öffnet sich ein neues Browserfenster, dort findet man in der Adresszeile die URL. </text:span><text:span text:style-name="T6">Danach muss das Skript gespeichert, kompiliert </text:span><text:span text:style-name="T7">und</text:span><text:span text:style-name="T6"> auf GitHub gepusht werden. </text:span></text:p>
      <text:p text:style-name="P10"/>
      <text:list xml:id="list122542285458897" text:continue-numbering="true" text:style-name="L2">
        <text:list-item>
          <text:p text:style-name="P19"><text:span text:style-name="T10">U</text:span>nter „Deploy“ „Connect to GitHub“ auswählen und das gewünschte Repository verbinden.</text:p>
        </text:list-item>
        <text:list-item>
          <text:p text:style-name="P20">Dann das Repository deployen. </text:p>
        </text:list-item>
      </text:list>
      <text:p text:style-name="P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7:37:32.549000000</meta:creation-date>
    <dc:date>2020-08-02T12:25:40.968000000</dc:date>
    <meta:editing-duration>PT2H16M1S</meta:editing-duration>
    <meta:editing-cycles>10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20" meta:word-count="275" meta:character-count="1785" meta:non-whitespace-character-count="1523"/>
  </office:meta>
</office:document-meta>
</file>